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84cm" fo:margin-left="-0.123cm" table:align="left" style:writing-mode="lr-tb"/>
    </style:style>
    <style:style style:name="Tabla2.A" style:family="table-column">
      <style:table-column-properties style:column-width="1.843cm"/>
    </style:style>
    <style:style style:name="Tabla2.B" style:family="table-column">
      <style:table-column-properties style:column-width="13.996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indent="-0.009cm" style:auto-text-indent="false"/>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6"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7"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8" style:family="paragraph" style:parent-style-name="Header">
      <style:paragraph-properties fo:text-align="center" style:justify-single-word="false"/>
    </style:style>
    <style:style style:name="P9" style:family="paragraph" style:parent-style-name="Text_20_body">
      <style:text-properties fo:language="en" fo:country="US"/>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align="justify" style:justify-single-word="false" fo:text-indent="-0.123cm" style:auto-text-indent="false"/>
      <style:text-properties fo:language="es" fo:country="ES"/>
    </style:style>
    <style:style style:name="P13" style:family="paragraph" style:parent-style-name="Text_20_body">
      <style:paragraph-properties fo:margin-left="0cm" fo:margin-right="0cm" fo:text-indent="0.501cm" style:auto-text-indent="false"/>
    </style:style>
    <style:style style:name="P14" style:family="paragraph" style:parent-style-name="Standard">
      <style:paragraph-properties fo:margin-left="0cm" fo:margin-right="0cm" fo:text-align="justify" style:justify-single-word="false" fo:text-indent="0.501cm" style:auto-text-indent="false"/>
    </style:style>
    <style:style style:name="P15" style:family="paragraph" style:parent-style-name="Sangría_20_2_20_de_20_t._20_independiente">
      <style:paragraph-properties fo:margin-left="0.009cm" fo:margin-right="0cm" fo:text-indent="0cm" style:auto-text-indent="false"/>
    </style:style>
    <style:style style:name="P16"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fo:hyphenate="false" fo:hyphenation-remain-char-count="2" fo:hyphenation-push-char-count="2"/>
    </style:style>
    <style:style style:name="P17"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8" style:family="paragraph" style:parent-style-name="Sangría_20_2_20_de_20_t._20_independiente">
      <style:paragraph-properties fo:margin-left="0.009cm" fo:margin-right="0cm" fo:text-indent="0.501cm" style:auto-text-indent="false"/>
      <style:text-properties fo:language="es" fo:country="MX"/>
    </style:style>
    <style:style style:name="P19" style:family="paragraph" style:parent-style-name="Standard">
      <style:paragraph-properties fo:text-align="justify" style:justify-single-word="false"/>
    </style:style>
    <style:style style:name="P20" style:family="paragraph" style:parent-style-name="Standard">
      <style:paragraph-properties fo:margin-left="0cm" fo:margin-right="0cm" fo:text-align="justify" style:justify-single-word="false" fo:text-indent="1.009cm" style:auto-text-indent="false"/>
    </style:style>
    <style:style style:name="P21" style:family="paragraph" style:parent-style-name="Standard">
      <style:paragraph-properties fo:margin-left="0cm" fo:margin-right="0cm" fo:text-align="justify" style:justify-single-word="false" fo:text-indent="1.009cm" style:auto-text-indent="false"/>
      <style:text-properties fo:font-weight="normal" style:font-weight-asian="normal" style:font-weight-complex="normal"/>
    </style:style>
    <style:style style:name="P22" style:family="paragraph" style:parent-style-name="Sangría_20_2_20_de_20_t._20_independiente">
      <style:paragraph-properties fo:margin-left="5.484cm" fo:margin-right="0cm" fo:text-indent="-5.466cm" style:auto-text-indent="false">
        <style:tab-stops/>
      </style:paragraph-properties>
    </style:style>
    <style:style style:name="P23" style:family="paragraph" style:parent-style-name="Standard" style:master-page-name="Standard">
      <style:paragraph-properties fo:text-align="center" style:justify-single-word="false" style:page-number="auto"/>
      <style:text-properties fo:language="es" fo:country="MX"/>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fo:color="#000000"/>
    </style:style>
    <style:style style:name="T5" style:family="text">
      <style:text-properties fo:font-weight="normal" style:font-weight-asian="normal" style:font-weight-complex="normal"/>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ORDENANZA N° 2523 -CM-14</text:p>
      <text:p text:style-name="P19"/>
      <text:p text:style-name="P19"/>
      <text:p text:style-name="P22">DESCRIPCIÓN SINTÉTICA: <text:span text:style-name="T4">DESIGNACIÓN JUEZ SUPLENTE DE JUZGADO DE FALTAS Nº <text:s/>1 DE LA CIUDAD DE SAN CARLOS DE BARILOCHE.</text:span></text:p>
      <text:p text:style-name="P19"/>
      <text:p text:style-name="P19"/>
      <text:p text:style-name="P19">ANTECEDENTES</text:p>
      <text:p text:style-name="P14"/>
      <text:p text:style-name="P20">Carta Orgánica Municipal de San Carlos de Bariloche, Título Segundo. Sección Única. Capítulo Único. Disposiciones Generales. Artículos 65, 66, 67, 68, 69, 70, 71 y 72.</text:p>
      <text:p text:style-name="P20"/>
      <text:p text:style-name="P20">Ordenanza 1769-CM-07: Proceso para el llamado a concurso y designación de juez de faltas.</text:p>
      <text:p text:style-name="P20"/>
      <text:p text:style-name="P21">Resolución 00001038-I-2013 de llamado a concurso para cubrir el cargo de Juez Municipal de Faltas del Juzgado de Faltas N° 1.</text:p>
      <text:p text:style-name="P20"/>
      <text:p text:style-name="P20">Acta tribunal evaluador de fecha 06 de febrero de 2014.</text:p>
      <text:p text:style-name="P14"/>
      <text:p text:style-name="P14"/>
      <text:p text:style-name="P19">FUNDAMENTOS</text:p>
      <text:p text:style-name="P14"/>
      <text:p text:style-name="P14">La Carta Orgánica Municipal para la ciudad de San Carlos de Bariloche establece, entre otras cuestiones, que el Juzgado Administrativo Municipal de Faltas que debe ser integrado por un Juez Municipal de Faltas titular y un suplente.</text:p>
      <text:p text:style-name="P14"/>
      <text:p text:style-name="P14">El artículo 68 de la norma mencionada prescribe que el funcionario indicado y su suplente son nombrados por el Concejo Municipal con el voto de los dos tercios (2/3) de la totalidad de sus miembros, de una lista integrada por quienes ocupen los tres primeros lugares del concurso público de oposición y antecedentes. Señala además que el procedimiento del concurso será determinado por ordenanza. </text:p>
      <text:p text:style-name="P14"/>
      <text:p text:style-name="P14">Mediante Ordenanza 1769-CM-07 se dio cumplimiento al precepto de la Carta Orgánica Municipal por la que se estableció la autoridad encargada de efectuar la convocatoria al concurso público, así como la que debe efectuar el análisis de los antecedentes y definir la modalidad del examen de oposición de los postulantes; confeccionando, <text:span text:style-name="T5">el orden de mérito </text:span><text:s/>que será elevado para consideración del Concejo Municipal.</text:p>
      <text:p text:style-name="P14"/>
      <text:p text:style-name="P14">Por Resolución <text:span text:style-name="T5">00001038-I-2013 </text:span><text:s/>se dio cumplimiento al llamado a concurso para cubrir el cargo de Juez Municipal de Faltas en el Juzgado de Faltas N° 1. </text:p>
      <text:p text:style-name="P14"/>
      <text:p text:style-name="P14">De dicho procedimiento el Tribunal examinador elevó al Departamento Deliberante la conformación del orden de mérito de los postulantes. La misma está integrada por los siguientes profesionales, con el siguiente orden de mérito:</text:p>
      <text:p text:style-name="P14"/>
      <text:p text:style-name="P14">Primero: Dr. <text:s/>Gustavo Alberto Contín , D.N.I. 13.048.966.</text:p>
      <text:p text:style-name="P14">Segundo: Dr. Marcos Luis Miguel, <text:s/>D.N.I. 27.489.162.</text:p>
      <text:p text:style-name="P14"/>
      <text:p text:style-name="P14"><text:soft-page-break/><text:s/>Conforme lo dispuesto por la Ordenanza 1769-CM-07, se hace necesario concretar el nombramiento del <text:s/>Juez Municipal de Faltas suplente del Juzgado de Faltas Nº 1.</text:p>
      <text:p text:style-name="P14"/>
      <text:p text:style-name="P14"/>
      <text:p text:style-name="Text_20_body_20_indent">AUTORES: Comisión Legislativa: Concejales Ramón Chiocconi (PJ); Arq. Carlos Valeri (FG); Leandro Lescano (AFSP) y Prof. Elena Welleschik (UCR).</text:p>
      <text:p text:style-name="Text_20_body_20_indent"/>
      <text:p text:style-name="P19"/>
      <text:p text:style-name="Text_20_body">El proyecto original Nº 580/14, fue aprobado en la sesión del día 15 de mayo de 2014, según consta en el Acta Nº 1018/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9">ORDENANZA</text:p>
      <text:p text:style-name="P9"/>
      <text:p text:style-name="P9"/>
      <table:table table:name="Tabla2" table:style-name="Tabla2">
        <table:table-column table:style-name="Tabla2.A"/>
        <table:table-column table:style-name="Tabla2.B"/>
        <table:table-row table:style-name="Tabla2.1">
          <table:table-cell table:style-name="Tabla2.A1" office:value-type="string">
            <text:p text:style-name="P10">Art. <text:s/>1°) </text:p>
          </table:table-cell>
          <table:table-cell table:style-name="Tabla2.A1" office:value-type="string">
            <text:p text:style-name="P1">Se designa al abogado Marcos Luis Miguel, DNI 27.489.162 para ocupar el cargo de juez suplente a cargo del Juzgado Municipal de Faltas Nº 1 , de la ciudad de San Carlos de Bariloche, <text:s/>de acuerdo a los artículos. 65, 66, 67, 68, 69, 70, 71 y 72 de la Carta Orgánica Municipal y en cumplimiento de la Ordenanza 1769-CM-07.</text:p>
            <text:p text:style-name="P18"/>
          </table:table-cell>
        </table:table-row>
        <table:table-row table:style-name="Tabla2.1">
          <table:table-cell table:style-name="Tabla2.A1" office:value-type="string">
            <text:p text:style-name="P11">Art. <text:s/>2°)</text:p>
          </table:table-cell>
          <table:table-cell table:style-name="Tabla2.A1" office:value-type="string">
            <text:p text:style-name="P1">La presente Ordenanza entrará en vigencia a partir de su publicación en el Boletín Oficial.</text:p>
            <text:p text:style-name="P15"/>
          </table:table-cell>
        </table:table-row>
        <table:table-row table:style-name="Tabla2.1">
          <table:table-cell table:style-name="Tabla2.A1" office:value-type="string">
            <text:p text:style-name="P11">Art. <text:s/>3°) </text:p>
          </table:table-cell>
          <table:table-cell table:style-name="Tabla2.A1" office:value-type="string">
            <text:p text:style-name="P17">Comuníquese. Publíquese en el Boletín Oficial. Tómese razón. Cumplido, archívese.</text:p>
            <text:p text:style-name="P16"/>
            <text:p text:style-name="P12"/>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1"><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20T15:09:34</dc:date>
    <meta:print-date>2014-05-20T15:07:50</meta:print-date>
    <meta:editing-cycles>7</meta:editing-cycles>
    <meta:editing-duration>P23DT22H11M8S</meta:editing-duration>
    <meta:generator>LibreOffice/3.5$Linux_x86 LibreOffice_project/350m1$Build-2</meta:generator>
    <meta:printed-by>Claudia </meta:printed-by>
    <meta:document-statistic meta:table-count="1" meta:image-count="1" meta:object-count="0" meta:page-count="2" meta:paragraph-count="29" meta:word-count="542" meta:character-count="3565" meta:non-whitespace-character-count="2857"/>
    <meta:user-defined meta:name="Información 1"/>
    <meta:user-defined meta:name="Información 2"/>
    <meta:user-defined meta:name="Información 3"/>
    <meta:user-defined meta:name="Información 4"/>
  </office:meta>
</office:document-meta>
</file>